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3.8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5185204" calcext:value-type="float">
            <text:p>30,25185204</text:p>
          </table:table-cell>
          <table:table-cell office:value-type="float" office:value="3.86464375E-026" calcext:value-type="float">
            <text:p>3,86E-026</text:p>
          </table:table-cell>
          <table:table-cell office:value-type="float" office:value="3.086357355" calcext:value-type="float">
            <text:p>3,086357355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30.26856995" calcext:value-type="float">
            <text:p>30,26856995</text:p>
          </table:table-cell>
          <table:table-cell office:value-type="float" office:value="3.927312585E-026" calcext:value-type="float">
            <text:p>3,93E-026</text:p>
          </table:table-cell>
          <table:table-cell office:value-type="float" office:value="3.097991705" calcext:value-type="float">
            <text:p>3,097991705</text:p>
          </table:table-cell>
          <table:table-cell table:style-name="ce2" table:formula="of:=([.E3]-[.E2])/[.E2]" office:value-type="float" office:value="0.00376960561004123" calcext:value-type="float">
            <text:p>0,003769605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5" calcext:value-type="float">
            <text:p>15825</text:p>
          </table:table-cell>
          <table:table-cell office:value-type="float" office:value="23.91313934" calcext:value-type="float">
            <text:p>23,91313934</text:p>
          </table:table-cell>
          <table:table-cell office:value-type="float" office:value="4.384662769E-020" calcext:value-type="float">
            <text:p>4,38E-020</text:p>
          </table:table-cell>
          <table:table-cell office:value-type="float" office:value="2.378180504" calcext:value-type="float">
            <text:p>2,37818050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5" calcext:value-type="float">
            <text:p>15825</text:p>
          </table:table-cell>
          <table:table-cell office:value-type="float" office:value="25.01245689" calcext:value-type="float">
            <text:p>25,01245689</text:p>
          </table:table-cell>
          <table:table-cell office:value-type="float" office:value="4.132784656E-020" calcext:value-type="float">
            <text:p>4,13E-020</text:p>
          </table:table-cell>
          <table:table-cell office:value-type="float" office:value="2.387968779" calcext:value-type="float">
            <text:p>2,387968779</text:p>
          </table:table-cell>
          <table:table-cell table:formula="of:=([.E5]-[.E4])/[.E4]" office:value-type="float" office:value="0.00411586714445625" calcext:value-type="float">
            <text:p>0,00411586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61" calcext:value-type="float">
            <text:p>15861</text:p>
          </table:table-cell>
          <table:table-cell office:value-type="float" office:value="26.32344818" calcext:value-type="float">
            <text:p>26,32344818</text:p>
          </table:table-cell>
          <table:table-cell office:value-type="float" office:value="3.385325331E-017" calcext:value-type="float">
            <text:p>3,39E-017</text:p>
          </table:table-cell>
          <table:table-cell office:value-type="float" office:value="2.003320932" calcext:value-type="float">
            <text:p>2,003320932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861" calcext:value-type="float">
            <text:p>15861</text:p>
          </table:table-cell>
          <table:table-cell office:value-type="float" office:value="25.92492104" calcext:value-type="float">
            <text:p>25,92492104</text:p>
          </table:table-cell>
          <table:table-cell office:value-type="float" office:value="3.186026088E-017" calcext:value-type="float">
            <text:p>3,19E-017</text:p>
          </table:table-cell>
          <table:table-cell office:value-type="float" office:value="2.00945282" calcext:value-type="float">
            <text:p>2,00945282</text:p>
          </table:table-cell>
          <table:table-cell table:style-name="ce3" table:formula="of:=([.E7]-[.E6])/[.E6]" office:value-type="float" office:value="0.00306086154347639" calcext:value-type="float">
            <text:p>0,003060861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01" calcext:value-type="float">
            <text:p>15901</text:p>
          </table:table-cell>
          <table:table-cell office:value-type="float" office:value="26.36822701" calcext:value-type="float">
            <text:p>26,36822701</text:p>
          </table:table-cell>
          <table:table-cell office:value-type="float" office:value="2.857135305E-016" calcext:value-type="float">
            <text:p>2,86E-016</text:p>
          </table:table-cell>
          <table:table-cell office:value-type="float" office:value="1.757261276" calcext:value-type="float">
            <text:p>1,757261276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5901" calcext:value-type="float">
            <text:p>15901</text:p>
          </table:table-cell>
          <table:table-cell office:value-type="float" office:value="26.44915009" calcext:value-type="float">
            <text:p>26,44915009</text:p>
          </table:table-cell>
          <table:table-cell office:value-type="float" office:value="8.92705599E-016" calcext:value-type="float">
            <text:p>8,93E-016</text:p>
          </table:table-cell>
          <table:table-cell office:value-type="float" office:value="1.765407324" calcext:value-type="float">
            <text:p>1,765407324</text:p>
          </table:table-cell>
          <table:table-cell table:style-name="ce3" table:formula="of:=([.E9]-[.E8])/[.E8]" office:value-type="float" office:value="0.00463564986678735" calcext:value-type="float">
            <text:p>0,004635649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56" calcext:value-type="float">
            <text:p>16056</text:p>
          </table:table-cell>
          <table:table-cell office:value-type="float" office:value="15.23278427" calcext:value-type="float">
            <text:p>15,23278427</text:p>
          </table:table-cell>
          <table:table-cell office:value-type="float" office:value="0.0000000000001539878522" calcext:value-type="float">
            <text:p>1,54E-013</text:p>
          </table:table-cell>
          <table:table-cell office:value-type="float" office:value="1.579048276" calcext:value-type="float">
            <text:p>1,579048276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56" calcext:value-type="float">
            <text:p>16056</text:p>
          </table:table-cell>
          <table:table-cell office:value-type="float" office:value="16.4272728" calcext:value-type="float">
            <text:p>16,4272728</text:p>
          </table:table-cell>
          <table:table-cell office:value-type="float" office:value="0.0000000000001533363687" calcext:value-type="float">
            <text:p>1,53E-013</text:p>
          </table:table-cell>
          <table:table-cell office:value-type="float" office:value="1.579752684" calcext:value-type="float">
            <text:p>1,579752684</text:p>
          </table:table-cell>
          <table:table-cell table:style-name="ce3" table:formula="of:=([.E11]-[.E10])/[.E10]" office:value-type="float" office:value="0.000446096557468421" calcext:value-type="float">
            <text:p>0,000446096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63" calcext:value-type="float">
            <text:p>16063</text:p>
          </table:table-cell>
          <table:table-cell office:value-type="float" office:value="21.57042694" calcext:value-type="float">
            <text:p>21,57042694</text:p>
          </table:table-cell>
          <table:table-cell office:value-type="float" office:value="0.0000000000003100450669" calcext:value-type="float">
            <text:p>3,10E-013</text:p>
          </table:table-cell>
          <table:table-cell office:value-type="float" office:value="1.43396306" calcext:value-type="float">
            <text:p>1,43396306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063" calcext:value-type="float">
            <text:p>16063</text:p>
          </table:table-cell>
          <table:table-cell office:value-type="float" office:value="22.76193047" calcext:value-type="float">
            <text:p>22,76193047</text:p>
          </table:table-cell>
          <table:table-cell office:value-type="float" office:value="0.0000000000003225637531" calcext:value-type="float">
            <text:p>3,23E-013</text:p>
          </table:table-cell>
          <table:table-cell office:value-type="float" office:value="1.434159398" calcext:value-type="float">
            <text:p>1,434159398</text:p>
          </table:table-cell>
          <table:table-cell table:formula="of:=([.E13]-[.E12])/[.E12]" office:value-type="float" office:value="0.000136919845062169" calcext:value-type="float">
            <text:p>0,000136919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69" calcext:value-type="float">
            <text:p>16069</text:p>
          </table:table-cell>
          <table:table-cell office:value-type="float" office:value="22.84348488" calcext:value-type="float">
            <text:p>22,84348488</text:p>
          </table:table-cell>
          <table:table-cell office:value-type="float" office:value="0.00000000006017399773" calcext:value-type="float">
            <text:p>6,02E-011</text:p>
          </table:table-cell>
          <table:table-cell office:value-type="float" office:value="1.319537997" calcext:value-type="float">
            <text:p>1,319537997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069" calcext:value-type="float">
            <text:p>16069</text:p>
          </table:table-cell>
          <table:table-cell office:value-type="float" office:value="26.0942955" calcext:value-type="float">
            <text:p>26,0942955</text:p>
          </table:table-cell>
          <table:table-cell office:value-type="float" office:value="0.00000000005981949658" calcext:value-type="float">
            <text:p>5,98E-011</text:p>
          </table:table-cell>
          <table:table-cell office:value-type="float" office:value="1.322347164" calcext:value-type="float">
            <text:p>1,322347164</text:p>
          </table:table-cell>
          <table:table-cell table:formula="of:=([.E15]-[.E14])/[.E14]" office:value-type="float" office:value="0.00212890193869869" calcext:value-type="float">
            <text:p>0,0021289019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1" calcext:value-type="float">
            <text:p>16111</text:p>
          </table:table-cell>
          <table:table-cell office:value-type="float" office:value="25.89487457" calcext:value-type="float">
            <text:p>25,89487457</text:p>
          </table:table-cell>
          <table:table-cell office:value-type="float" office:value="0.0000000006387417817" calcext:value-type="float">
            <text:p>6,39E-010</text:p>
          </table:table-cell>
          <table:table-cell office:value-type="float" office:value="1.227221131" calcext:value-type="float">
            <text:p>1,22722113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111" calcext:value-type="float">
            <text:p>16111</text:p>
          </table:table-cell>
          <table:table-cell office:value-type="float" office:value="25.97204781" calcext:value-type="float">
            <text:p>25,97204781</text:p>
          </table:table-cell>
          <table:table-cell office:value-type="float" office:value="0.0000000006374445416" calcext:value-type="float">
            <text:p>6,37E-010</text:p>
          </table:table-cell>
          <table:table-cell office:value-type="float" office:value="1.228544116" calcext:value-type="float">
            <text:p>1,228544116</text:p>
          </table:table-cell>
          <table:table-cell table:formula="of:=([.E17]-[.E16])/[.E16]" office:value-type="float" office:value="0.00107803309980657" calcext:value-type="float">
            <text:p>0,001078033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9" calcext:value-type="float">
            <text:p>16179</text:p>
          </table:table-cell>
          <table:table-cell office:value-type="float" office:value="59.42394257" calcext:value-type="float">
            <text:p>59,42394257</text:p>
          </table:table-cell>
          <table:table-cell office:value-type="float" office:value="0.000000004947137811" calcext:value-type="float">
            <text:p>4,95E-009</text:p>
          </table:table-cell>
          <table:table-cell office:value-type="float" office:value="1.146981001" calcext:value-type="float">
            <text:p>1,14698100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179" calcext:value-type="float">
            <text:p>16179</text:p>
          </table:table-cell>
          <table:table-cell office:value-type="float" office:value="83.06359863" calcext:value-type="float">
            <text:p>83,06359863</text:p>
          </table:table-cell>
          <table:table-cell office:value-type="float" office:value="0.000000004930196251" calcext:value-type="float">
            <text:p>4,93E-009</text:p>
          </table:table-cell>
          <table:table-cell office:value-type="float" office:value="1.151553631" calcext:value-type="float">
            <text:p>1,151553631</text:p>
          </table:table-cell>
          <table:table-cell table:style-name="ce3" table:formula="of:=([.E19]-[.E18])/[.E18]" office:value-type="float" office:value="0.00398666586108534" calcext:value-type="float">
            <text:p>0,0039866659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7" calcext:value-type="float">
            <text:p>16237</text:p>
          </table:table-cell>
          <table:table-cell office:value-type="float" office:value="91.28276062" calcext:value-type="float">
            <text:p>91,28276062</text:p>
          </table:table-cell>
          <table:table-cell office:value-type="float" office:value="0.00000002932086751" calcext:value-type="float">
            <text:p>2,93E-008</text:p>
          </table:table-cell>
          <table:table-cell office:value-type="float" office:value="1.081942677" calcext:value-type="float">
            <text:p>1,081942677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237" calcext:value-type="float">
            <text:p>16237</text:p>
          </table:table-cell>
          <table:table-cell office:value-type="float" office:value="104.2962341" calcext:value-type="float">
            <text:p>104,2962341</text:p>
          </table:table-cell>
          <table:table-cell office:value-type="float" office:value="0.00000002923752795" calcext:value-type="float">
            <text:p>2,92E-008</text:p>
          </table:table-cell>
          <table:table-cell office:value-type="float" office:value="1.087445259" calcext:value-type="float">
            <text:p>1,087445259</text:p>
          </table:table-cell>
          <table:table-cell table:style-name="ce3" table:formula="of:=([.E21]-[.E20])/[.E20]" office:value-type="float" office:value="0.00508583506037269" calcext:value-type="float">
            <text:p>0,005085835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6255" calcext:value-type="float">
            <text:p>16255</text:p>
          </table:table-cell>
          <table:table-cell office:value-type="float" office:value="128.8998718" calcext:value-type="float">
            <text:p>128,8998718</text:p>
          </table:table-cell>
          <table:table-cell office:value-type="float" office:value="0.00000002251467279" calcext:value-type="float">
            <text:p>2,25E-008</text:p>
          </table:table-cell>
          <table:table-cell office:value-type="float" office:value="1.024205208" calcext:value-type="float">
            <text:p>1,024205208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284444365272551" calcext:value-type="float">
            <text:p>0,0028444437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 style:data-style-name="N2" text:time-value="0000-00-00T21:14:36.0497641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1:15:34.097767282</dc:date>
    <meta:generator>LibreOffice/4.1.4.2$Linux_X86_64 LibreOffice_project/410m0$Build-2</meta:generator>
    <meta:editing-duration>P0D</meta:editing-duration>
    <meta:editing-cycles>2</meta:editing-cycles>
    <meta:document-statistic meta:table-count="1" meta:cell-count="121" meta:object-count="0"/>
  </office:meta>
</office:document-meta>
</file>